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fo:margin-left="0cm" style:writing-mode="lr-tb"/>
    </style:style>
    <style:style style:name="T1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_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_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3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1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2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2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_2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center" fo:break-before="auto" fo:text-indent="0cm" fo:line-height="100%" fo:margin-top="0cm" fo:margin-left="0cm" style:writing-mode="lr-tb"/>
    </style:style>
    <style:style style:name="T5_1" style:family="text">
      <style:text-properties fo:color="#000000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text-indent="0cm" fo:line-height="100%" fo:margin-top="0cm" fo:margin-left="0cm" style:writing-mode="lr-tb"/>
    </style:style>
    <style:style style:name="T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8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8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8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8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8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break-before="auto" fo:text-indent="1.27cm" fo:line-height="100%" fo:margin-top="0cm" fo:margin-left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0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0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0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0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0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break-before="auto" fo:text-indent="1.27cm" fo:line-height="100%" fo:margin-top="0cm" fo:margin-left="0cm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1_4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text-indent="1.27cm" fo:line-height="100%" fo:margin-top="0cm" fo:margin-left="0cm" style:writing-mode="lr-tb"/>
    </style:style>
    <style:style style:name="T12_1" style:family="text">
      <style:text-properties style:font-name="Times New Roman" style:font-name-asian="Times New Roman" style:font-name-complex="Times New Roman"/>
    </style:style>
    <style:style style:name="T12_2" style:family="text">
      <style:text-properties style:font-name="Times New Roman" style:font-name-asian="Times New Roman" style:font-name-complex="Times New Roman"/>
    </style:style>
    <style:style style:name="T12_3" style:family="text">
      <style:text-properties style:font-name="Times New Roman" style:font-name-asian="Times New Roman" style:font-name-complex="Times New Roman"/>
    </style:style>
    <style:style style:name="T12_4" style:family="text">
      <style:text-properties style:font-name="Times New Roman" style:font-name-asian="Times New Roman" style:font-name-complex="Times New Roman"/>
    </style:style>
    <style:style style:name="T12_5" style:family="text">
      <style:text-properties style:font-name="Times New Roman" style:font-name-asian="Times New Roman" style:font-name-complex="Times New Roman"/>
    </style:style>
    <style:style style:name="T12_6" style:family="text">
      <style:text-properties style:font-name="Times New Roman" style:font-name-asian="Times New Roman" style:font-name-complex="Times New Roman"/>
    </style:style>
    <style:style style:name="T12_7" style:family="text">
      <style:text-properties style:font-name="Times New Roman" style:font-name-asian="Times New Roman" style:font-name-complex="Times New Roman"/>
    </style:style>
    <style:style style:name="T12_8" style:family="text">
      <style:text-properties style:font-name="Times New Roman" style:font-name-asian="Times New Roman" style:font-name-complex="Times New Roman"/>
    </style:style>
    <style:style style:name="T12_9" style:family="text">
      <style:text-properties style:font-name="Times New Roman" style:font-name-asian="Times New Roman" style:font-name-complex="Times New Roman"/>
    </style:style>
    <style:style style:name="T12_10" style:family="text">
      <style:text-properties style:font-name="Times New Roman" style:font-name-asian="Times New Roman" style:font-name-complex="Times New Roman"/>
    </style:style>
    <style:style style:name="T12_11" style:family="text">
      <style:text-properties style:font-name="Times New Roman" style:font-name-asian="Times New Roman" style:font-name-complex="Times New Roman"/>
    </style:style>
    <style:style style:name="T12_12" style:family="text">
      <style:text-properties style:font-name="Times New Roman" style:font-name-asian="Times New Roman" style:font-name-complex="Times New Roman"/>
    </style:style>
    <style:style style:name="T12_13" style:family="text">
      <style:text-properties style:font-name="Times New Roman" style:font-name-asian="Times New Roman" style:font-name-complex="Times New Roman"/>
    </style:style>
    <style:style style:name="T12_14" style:family="text">
      <style:text-properties style:font-name="Times New Roman" style:font-name-asian="Times New Roman" style:font-name-complex="Times New Roman"/>
    </style:style>
    <style:style style:name="T12_15" style:family="text">
      <style:text-properties style:font-name="Times New Roman" style:font-name-asian="Times New Roman" style:font-name-complex="Times New Roman"/>
    </style:style>
    <style:style style:name="T12_16" style:family="text">
      <style:text-properties style:font-name="Times New Roman" style:font-name-asian="Times New Roman" style:font-name-complex="Times New Roman"/>
    </style:style>
    <style:style style:name="T12_17" style:family="text">
      <style:text-properties style:font-name="Times New Roman" style:font-name-asian="Times New Roman" style:font-name-complex="Times New Roman"/>
    </style:style>
    <style:style style:name="T12_18" style:family="text">
      <style:text-properties style:font-name="Times New Roman" style:font-name-asian="Times New Roman" style:font-name-complex="Times New Roman"/>
    </style:style>
    <style:style style:name="T12_19" style:family="text">
      <style:text-properties style:font-name="Times New Roman" style:font-name-asian="Times New Roman" style:font-name-complex="Times New Roman"/>
    </style:style>
    <style:style style:name="T12_20" style:family="text">
      <style:text-properties style:font-name="Times New Roman" style:font-name-asian="Times New Roman" style:font-name-complex="Times New Roman"/>
    </style:style>
    <style:style style:name="T12_21" style:family="text">
      <style:text-properties style:font-name="Times New Roman" style:font-name-asian="Times New Roman" style:font-name-complex="Times New Roman"/>
    </style:style>
    <style:style style:name="T12_22" style:family="text">
      <style:text-properties style:font-name="Times New Roman" style:font-name-asian="Times New Roman" style:font-name-complex="Times New Roman"/>
    </style:style>
    <style:style style:name="T12_23" style:family="text">
      <style:text-properties style:font-name="Times New Roman" style:font-name-asian="Times New Roman" style:font-name-complex="Times New Roman"/>
    </style:style>
    <style:style style:name="T12_24" style:family="text">
      <style:text-properties style:font-name="Times New Roman" style:font-name-asian="Times New Roman" style:font-name-complex="Times New Roman"/>
    </style:style>
    <style:style style:name="T12_25" style:family="text">
      <style:text-properties style:font-name="Times New Roman" style:font-name-asian="Times New Roman" style:font-name-complex="Times New Roman"/>
    </style:style>
    <style:style style:name="T12_26" style:family="text">
      <style:text-properties style:font-name="Times New Roman" style:font-name-asian="Times New Roman" style:font-name-complex="Times New Roman"/>
    </style:style>
    <style:style style:name="T12_27" style:family="text">
      <style:text-properties style:font-name="Times New Roman" style:font-name-asian="Times New Roman" style:font-name-complex="Times New Roman"/>
    </style:style>
    <style:style style:name="T12_28" style:family="text">
      <style:text-properties style:font-name="Times New Roman" style:font-name-asian="Times New Roman" style:font-name-complex="Times New Roman"/>
    </style:style>
    <style:style style:name="T12_29" style:family="text">
      <style:text-properties style:font-name="Times New Roman" style:font-name-asian="Times New Roman" style:font-name-complex="Times New Roman"/>
    </style:style>
    <style:style style:name="T12_30" style:family="text">
      <style:text-properties style:font-name="Times New Roman" style:font-name-asian="Times New Roman" style:font-name-complex="Times New Roman"/>
    </style:style>
    <style:style style:name="T12_31" style:family="text">
      <style:text-properties style:font-name="Times New Roman" style:font-name-asian="Times New Roman" style:font-name-complex="Times New Roman"/>
    </style:style>
    <style:style style:name="T12_32" style:family="text">
      <style:text-properties style:font-name="Times New Roman" style:font-name-asian="Times New Roman" style:font-name-complex="Times New Roman"/>
    </style:style>
    <style:style style:name="T12_33" style:family="text">
      <style:text-properties style:font-name="Times New Roman" style:font-name-asian="Times New Roman" style:font-name-complex="Times New Roman"/>
    </style:style>
    <style:style style:name="T12_34" style:family="text">
      <style:text-properties style:font-name="Times New Roman" style:font-name-asian="Times New Roman" style:font-name-complex="Times New Roman"/>
    </style:style>
    <style:style style:name="T12_35" style:family="text">
      <style:text-properties style:font-name="Times New Roman" style:font-name-asian="Times New Roman" style:font-name-complex="Times New Roman"/>
    </style:style>
    <style:style style:name="T12_36" style:family="text">
      <style:text-properties style:font-name="Times New Roman" style:font-name-asian="Times New Roman" style:font-name-complex="Times New Roman"/>
    </style:style>
    <style:style style:name="T12_37" style:family="text">
      <style:text-properties style:font-name="Times New Roman" style:font-name-asian="Times New Roman" style:font-name-complex="Times New Roman"/>
    </style:style>
    <style:style style:name="T12_38" style:family="text">
      <style:text-properties style:font-name="Times New Roman" style:font-name-asian="Times New Roman" style:font-name-complex="Times New Roman"/>
    </style:style>
    <style:style style:name="T12_39" style:family="text">
      <style:text-properties style:font-name="Times New Roman" style:font-name-asian="Times New Roman" style:font-name-complex="Times New Roman"/>
    </style:style>
    <style:style style:name="T12_40" style:family="text">
      <style:text-properties style:font-name="Times New Roman" style:font-name-asian="Times New Roman" style:font-name-complex="Times New Roman"/>
    </style:style>
    <style:style style:name="T12_41" style:family="text">
      <style:text-properties style:font-name="Times New Roman" style:font-name-asian="Times New Roman" style:font-name-complex="Times New Roman"/>
    </style:style>
    <style:style style:name="T12_42" style:family="text">
      <style:text-properties style:font-name="Times New Roman" style:font-name-asian="Times New Roman" style:font-name-complex="Times New Roman"/>
    </style:style>
    <style:style style:name="T12_4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4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45" style:family="text">
      <style:text-properties style:font-name="Times New Roman" style:font-name-asian="Times New Roman" style:font-name-complex="Times New Roman"/>
    </style:style>
    <style:style style:name="T12_46" style:family="text">
      <style:text-properties style:font-name="Times New Roman" style:font-name-asian="Times New Roman" style:font-name-complex="Times New Roman"/>
    </style:style>
    <style:style style:name="T12_47" style:family="text">
      <style:text-properties style:font-name="Times New Roman" style:font-name-asian="Times New Roman" style:font-name-complex="Times New Roman"/>
    </style:style>
    <style:style style:name="T12_4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2_49" style:family="text">
      <style:text-properties style:font-name="Times New Roman" style:font-name-asian="Times New Roman" style:font-name-complex="Times New Roman"/>
    </style:style>
    <style:style style:name="T12_50" style:family="text">
      <style:text-properties style:font-name="Times New Roman" style:font-name-asian="Times New Roman" style:font-name-complex="Times New Roman"/>
    </style:style>
    <style:style style:name="T12_51" style:family="text">
      <style:text-properties style:font-name="Times New Roman" style:font-name-asian="Times New Roman" style:font-name-complex="Times New Roman"/>
    </style:style>
    <style:style style:name="T12_52" style:family="text">
      <style:text-properties style:font-name="Times New Roman" style:font-name-asian="Times New Roman" style:font-name-complex="Times New Roman"/>
    </style:style>
    <style:style style:name="T12_53" style:family="text">
      <style:text-properties style:font-name="Times New Roman" style:font-name-asian="Times New Roman" style:font-name-complex="Times New Roman"/>
    </style:style>
    <style:style style:name="T12_54" style:family="text">
      <style:text-properties style:font-name="Times New Roman" style:font-name-asian="Times New Roman" style:font-name-complex="Times New Roman"/>
    </style:style>
    <style:style style:name="T12_55" style:family="text">
      <style:text-properties style:font-name="Times New Roman" style:font-name-asian="Times New Roman" style:font-name-complex="Times New Roman"/>
    </style:style>
    <style:style style:name="T12_56" style:family="text">
      <style:text-properties style:font-name="Times New Roman" style:font-name-asian="Times New Roman" style:font-name-complex="Times New Roman"/>
    </style:style>
    <style:style style:name="T12_57" style:family="text">
      <style:text-properties style:font-name="Times New Roman" style:font-name-asian="Times New Roman" style:font-name-complex="Times New Roman"/>
    </style:style>
    <style:style style:name="T12_58" style:family="text">
      <style:text-properties style:font-name="Times New Roman" style:font-name-asian="Times New Roman" style:font-name-complex="Times New Roman"/>
    </style:style>
    <style:style style:name="T12_59" style:family="text">
      <style:text-properties style:font-name="Times New Roman" style:font-name-asian="Times New Roman" style:font-name-complex="Times New Roman"/>
    </style:style>
    <style:style style:name="T12_60" style:family="text">
      <style:text-properties style:font-name="Times New Roman" style:font-name-asian="Times New Roman" style:font-name-complex="Times New Roman"/>
    </style:style>
    <style:style style:name="T12_61" style:family="text">
      <style:text-properties style:font-name="Times New Roman" style:font-name-asian="Times New Roman" style:font-name-complex="Times New Roman"/>
    </style:style>
    <style:style style:name="T12_62" style:family="text">
      <style:text-properties style:font-name="Times New Roman" style:font-name-asian="Times New Roman" style:font-name-complex="Times New Roman"/>
    </style:style>
    <style:style style:name="T12_63" style:family="text">
      <style:text-properties style:font-name="Times New Roman" style:font-name-asian="Times New Roman" style:font-name-complex="Times New Roman"/>
    </style:style>
    <style:style style:name="T12_64" style:family="text">
      <style:text-properties style:font-name="Times New Roman" style:font-name-asian="Times New Roman" style:font-name-complex="Times New Roman"/>
    </style:style>
    <style:style style:name="T12_65" style:family="text">
      <style:text-properties style:font-name="Times New Roman" style:font-name-asian="Times New Roman" style:font-name-complex="Times New Roman"/>
    </style:style>
    <style:style style:name="T12_66" style:family="text">
      <style:text-properties style:font-name="Times New Roman" style:font-name-asian="Times New Roman" style:font-name-complex="Times New Roman"/>
    </style:style>
    <style:style style:name="T12_67" style:family="text">
      <style:text-properties style:font-name="Times New Roman" style:font-name-asian="Times New Roman" style:font-name-complex="Times New Roman"/>
    </style:style>
    <style:style style:name="T12_68" style:family="text">
      <style:text-properties style:font-name="Times New Roman" style:font-name-asian="Times New Roman" style:font-name-complex="Times New Roman"/>
    </style:style>
    <style:style style:name="T12_69" style:family="text">
      <style:text-properties style:font-name="Times New Roman" style:font-name-asian="Times New Roman" style:font-name-complex="Times New Roman"/>
    </style:style>
    <style:style style:name="T12_70" style:family="text">
      <style:text-properties style:font-name="Times New Roman" style:font-name-asian="Times New Roman" style:font-name-complex="Times New Roman"/>
    </style:style>
    <style:style style:name="T12_71" style:family="text">
      <style:text-properties style:font-name="Times New Roman" style:font-name-asian="Times New Roman" style:font-name-complex="Times New Roman"/>
    </style:style>
    <style:style style:name="T12_72" style:family="text">
      <style:text-properties style:font-name="Times New Roman" style:font-name-asian="Times New Roman" style:font-name-complex="Times New Roman"/>
    </style:style>
    <style:style style:name="T12_73" style:family="text">
      <style:text-properties style:font-name="Times New Roman" style:font-name-asian="Times New Roman" style:font-name-complex="Times New Roman"/>
    </style:style>
    <style:style style:name="T12_74" style:family="text">
      <style:text-properties style:font-name="Times New Roman" style:font-name-asian="Times New Roman" style:font-name-complex="Times New Roman"/>
    </style:style>
    <style:style style:name="T12_75" style:family="text">
      <style:text-properties style:font-name="Times New Roman" style:font-name-asian="Times New Roman" style:font-name-complex="Times New Roman"/>
    </style:style>
    <style:style style:name="T12_76" style:family="text">
      <style:text-properties style:font-name="Times New Roman" style:font-name-asian="Times New Roman" style:font-name-complex="Times New Roman"/>
    </style:style>
    <style:style style:name="T12_77" style:family="text">
      <style:text-properties style:font-name="Times New Roman" style:font-name-asian="Times New Roman" style:font-name-complex="Times New Roman"/>
    </style:style>
    <style:style style:name="T12_78" style:family="text">
      <style:text-properties style:font-name="Times New Roman" style:font-name-asian="Times New Roman" style:font-name-complex="Times New Roman"/>
    </style:style>
    <style:style style:name="T12_79" style:family="text">
      <style:text-properties style:font-name="Times New Roman" style:font-name-asian="Times New Roman" style:font-name-complex="Times New Roman"/>
    </style:style>
    <style:style style:name="T12_80" style:family="text">
      <style:text-properties style:font-name="Times New Roman" style:font-name-asian="Times New Roman" style:font-name-complex="Times New Roman"/>
    </style:style>
    <style:style style:name="T12_81" style:family="text">
      <style:text-properties style:font-name="Times New Roman" style:font-name-asian="Times New Roman" style:font-name-complex="Times New Roman"/>
    </style:style>
    <style:style style:name="T12_82" style:family="text">
      <style:text-properties style:font-name="Times New Roman" style:font-name-asian="Times New Roman" style:font-name-complex="Times New Roman"/>
    </style:style>
    <style:style style:name="T12_83" style:family="text">
      <style:text-properties style:font-name="Times New Roman" style:font-name-asian="Times New Roman" style:font-name-complex="Times New Roman"/>
    </style:style>
    <style:style style:name="T12_84" style:family="text">
      <style:text-properties style:font-name="Times New Roman" style:font-name-asian="Times New Roman" style:font-name-complex="Times New Roman"/>
    </style:style>
    <style:style style:name="T12_85" style:family="text">
      <style:text-properties style:font-name="Times New Roman" style:font-name-asian="Times New Roman" style:font-name-complex="Times New Roman"/>
    </style:style>
    <style:style style:name="T12_86" style:family="text">
      <style:text-properties style:font-name="Times New Roman" style:font-name-asian="Times New Roman" style:font-name-complex="Times New Roman"/>
    </style:style>
    <style:style style:name="T12_87" style:family="text">
      <style:text-properties style:font-name="Times New Roman" style:font-name-asian="Times New Roman" style:font-name-complex="Times New Roman"/>
    </style:style>
    <style:style style:name="T12_88" style:family="text">
      <style:text-properties style:font-name="Times New Roman" style:font-name-asian="Times New Roman" style:font-name-complex="Times New Roman"/>
    </style:style>
    <style:style style:name="T12_89" style:family="text">
      <style:text-properties style:font-name="Times New Roman" style:font-name-asian="Times New Roman" style:font-name-complex="Times New Roman"/>
    </style:style>
    <style:style style:name="T12_90" style:family="text">
      <style:text-properties style:font-name="Times New Roman" style:font-name-asian="Times New Roman" style:font-name-complex="Times New Roman"/>
    </style:style>
    <style:style style:name="T12_91" style:family="text"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text-indent="0cm" fo:line-height="115%" fo:margin-top="0cm" fo:margin-left="0cm" style:writing-mode="lr-tb"/>
    </style:style>
    <style:style style:name="T13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1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13_1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5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1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1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1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1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1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1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1_1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22" style:family="paragraph" style:parent-style-name="Standard">
      <style:paragraph-properties fo:break-before="auto" fo:text-indent="0cm" fo:line-height="115%" fo:margin-top="0cm" fo:margin-left="1.296cm" style:writing-mode="lr-tb"/>
    </style:style>
    <style:style style:name="T2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2_2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2_2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2_2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text-indent="0cm" fo:line-height="115%" fo:margin-top="0cm" fo:margin-left="1.296cm" style:writing-mode="lr-tb"/>
    </style:style>
    <style:style style:name="T2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3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3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3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3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3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7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4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5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5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5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5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5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3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break-before="auto" fo:text-indent="0cm" fo:line-height="115%" fo:margin-top="0cm" fo:margin-left="1.296cm" style:writing-mode="lr-tb"/>
    </style:style>
    <style:style style:name="T2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4_38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39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0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5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6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5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1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2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3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4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5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5_5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center"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8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8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8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8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8_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8_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29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9_1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7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8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9_10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5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6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_1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0" style:family="paragraph" style:parent-style-name="Standard">
      <style:paragraph-properties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32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text-align="center"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text-align="center"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text-align="center"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36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6_2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6_3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6_4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T37_13" style:family="text"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break-before="auto" fo:text-indent="0cm" fo:line-height="100%" fo:margin-top="0cm" fo:margin-left="0cm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T40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</office:automatic-styles>
  <office:body>
    <office:text>
      <text:p text:style-name="P1"><text:span text:style-name="T1_1">Nume</text:span><text:span text:style-name="T1_2"><text:s/></text:span><text:span text:style-name="T1_3">student</text:span><text:span text:style-name="T1_4">:<text:s/></text:span><text:span text:style-name="T1_5">Tudor</text:span><text:span text:style-name="T1_6"><text:s/></text:span><text:span text:style-name="T1_7">VIȘAN</text:span></text:p>
      <text:p text:style-name="P2"><text:span text:style-name="T2_1">Grupă</text:span><text:span text:style-name="T2_2">:<text:s/>341</text:span><text:span text:style-name="T2_3">C</text:span><text:span text:style-name="T2_4">1</text:span></text:p>
      <text:p text:style-name="P3"><text:span text:style-name="T3_1">Date</text:span><text:span text:style-name="T3_2"><text:s/></text:span><text:span text:style-name="T3_3">de</text:span><text:span text:style-name="T3_4"><text:s/></text:span><text:span text:style-name="T3_5">contact</text:span><text:span text:style-name="T3_6">:<text:s/></text:span><text:span text:style-name="T3_7">e</text:span><text:span text:style-name="T3_8">-</text:span><text:span text:style-name="T3_9">mail</text:span><text:span text:style-name="T3_10">:<text:s/></text:span><text:span text:style-name="T3_11">tudor</text:span><text:span text:style-name="T3_12">.</text:span><text:span text:style-name="T3_13">visan</text:span><text:span text:style-name="T3_14">@</text:span><text:span text:style-name="T3_15">cti</text:span><text:span text:style-name="T3_16">.</text:span><text:span text:style-name="T3_17">pub</text:span><text:span text:style-name="T3_18">.</text:span><text:span text:style-name="T3_19">ro</text:span><text:span text:style-name="T3_20"><text:s/><text:tab/><text:tab/><text:tab/><text:tab/></text:span><text:span text:style-name="T3_21">Telefon</text:span><text:span text:style-name="T3_22">:<text:s/>0723367053</text:span></text:p>
      <text:p text:style-name="P4"/>
      <text:p text:style-name="P5"><text:span text:style-name="T5_1">FIȘA</text:span></text:p>
      <text:p text:style-name="P6"><text:span text:style-name="T6_1">proiectului</text:span><text:span text:style-name="T6_2"><text:s/></text:span><text:span text:style-name="T6_3">de</text:span><text:span text:style-name="T6_4"><text:s/></text:span><text:span text:style-name="T6_5">licență</text:span></text:p>
      <text:p text:style-name="P7"/>
      <text:p text:style-name="P8"><text:span text:style-name="T8_1">1.<text:s/></text:span><text:span text:style-name="T8_2">Titlul</text:span><text:span text:style-name="T8_3"><text:s/></text:span><text:span text:style-name="T8_4">proiectului</text:span><text:span text:style-name="T8_5">:<text:s/></text:span></text:p>
      <text:p text:style-name="P9"><text:span text:style-name="T9_1">Protocol</text:span><text:span text:style-name="T9_2"><text:s/></text:span><text:span text:style-name="T9_3">cu</text:span><text:span text:style-name="T9_4"><text:s/></text:span><text:span text:style-name="T9_5">consum</text:span><text:span text:style-name="T9_6"><text:s/></text:span><text:span text:style-name="T9_7">redus</text:span><text:span text:style-name="T9_8"><text:s/></text:span><text:span text:style-name="T9_9">de</text:span><text:span text:style-name="T9_10"><text:s/></text:span><text:span text:style-name="T9_11">energie</text:span><text:span text:style-name="T9_12"><text:s/></text:span><text:span text:style-name="T9_13">pentru</text:span><text:span text:style-name="T9_14"><text:s/></text:span><text:span text:style-name="T9_15">rețele</text:span><text:span text:style-name="T9_16"><text:s/></text:span><text:span text:style-name="T9_17">formate</text:span><text:span text:style-name="T9_18"><text:s/></text:span><text:span text:style-name="T9_19">din</text:span><text:span text:style-name="T9_20"><text:s/></text:span><text:span text:style-name="T9_21">platformele</text:span><text:span text:style-name="T9_22"><text:s/></text:span><text:span text:style-name="T9_23">fără</text:span><text:span text:style-name="T9_24"><text:s/></text:span><text:span text:style-name="T9_25">fir</text:span><text:span text:style-name="T9_26"><text:s/></text:span><text:span text:style-name="T9_27">S</text:span><text:span text:style-name="T9_28">parrowv</text:span><text:span text:style-name="T9_29">3<text:s/></text:span></text:p>
      <text:p text:style-name="P10"><text:span text:style-name="T10_1">2.<text:s/></text:span><text:span text:style-name="T10_2">Specificarea</text:span><text:span text:style-name="T10_3"><text:s/></text:span><text:span text:style-name="T10_4">temei</text:span><text:span text:style-name="T10_5">:</text:span></text:p>
      <text:p text:style-name="P11"><text:span text:style-name="T11_1">Proiectul</text:span><text:span text:style-name="T11_2"><text:s/></text:span><text:span text:style-name="T11_3">își</text:span><text:span text:style-name="T11_4"><text:s/></text:span><text:span text:style-name="T11_5">propune</text:span><text:span text:style-name="T11_6"><text:s/></text:span><text:span text:style-name="T11_7">dezvoltarea</text:span><text:span text:style-name="T11_8"><text:s/></text:span><text:span text:style-name="T11_9">unui</text:span><text:span text:style-name="T11_10"><text:s/></text:span><text:span text:style-name="T11_11">protocol</text:span><text:span text:style-name="T11_12"><text:s/></text:span><text:span text:style-name="T11_13">cu</text:span><text:span text:style-name="T11_14"><text:s/></text:span><text:span text:style-name="T11_15">consum</text:span><text:span text:style-name="T11_16"><text:s/></text:span><text:span text:style-name="T11_17">redus</text:span><text:span text:style-name="T11_18"><text:s/></text:span><text:span text:style-name="T11_19">de</text:span><text:span text:style-name="T11_20"><text:s/></text:span><text:span text:style-name="T11_21">energie</text:span><text:span text:style-name="T11_22"><text:s/></text:span><text:span text:style-name="T11_23">pentru</text:span><text:span text:style-name="T11_24"><text:s/></text:span><text:span text:style-name="T11_25">rețele</text:span><text:span text:style-name="T11_26"><text:s/></text:span><text:span text:style-name="T11_27">wireless</text:span><text:span text:style-name="T11_28">.<text:s/></text:span><text:span text:style-name="T11_29">Se</text:span><text:span text:style-name="T11_30"><text:s/></text:span><text:span text:style-name="T11_31">va</text:span><text:span text:style-name="T11_32"><text:s/></text:span><text:span text:style-name="T11_33">folosi</text:span><text:span text:style-name="T11_34"><text:s/></text:span><text:span text:style-name="T11_35">o</text:span><text:span text:style-name="T11_36"><text:s/></text:span><text:span text:style-name="T11_37">rețea</text:span><text:span text:style-name="T11_38"><text:s/></text:span><text:span text:style-name="T11_39">bazată</text:span><text:span text:style-name="T11_40"><text:s/></text:span><text:span text:style-name="T11_41">pe</text:span><text:span text:style-name="T11_42"><text:s/></text:span><text:span text:style-name="T11_43">platformele</text:span><text:span text:style-name="T11_44"><text:s/></text:span><text:span text:style-name="T11_45">Sparrowv</text:span><text:span text:style-name="T11_46">3</text:span><text:span text:style-name="T11_47">,<text:s/></text:span><text:span text:style-name="T11_48">dezvoltate</text:span><text:span text:style-name="T11_49"><text:s/></text:span><text:span text:style-name="T11_50">în</text:span><text:span text:style-name="T11_51"><text:s/></text:span><text:span text:style-name="T11_52">UPB</text:span><text:span text:style-name="T11_53">.<text:s/></text:span><text:span text:style-name="T11_54">Protocolul</text:span><text:span text:style-name="T11_55"><text:s/></text:span><text:span text:style-name="T11_56">va</text:span><text:span text:style-name="T11_57"><text:s/></text:span><text:span text:style-name="T11_58">unifica</text:span><text:span text:style-name="T11_59"><text:s/></text:span><text:span text:style-name="T11_60">mai</text:span><text:span text:style-name="T11_61"><text:s/></text:span><text:span text:style-name="T11_62">multe</text:span><text:span text:style-name="T11_63"><text:s/></text:span><text:span text:style-name="T11_64">nivele</text:span><text:span text:style-name="T11_65"><text:s/></text:span><text:span text:style-name="T11_66">din</text:span><text:span text:style-name="T11_67"><text:s/></text:span><text:span text:style-name="T11_68">stiva</text:span><text:span text:style-name="T11_69"><text:s/></text:span><text:span text:style-name="T11_70">OSI</text:span><text:span text:style-name="T11_71">,<text:s/></text:span><text:span text:style-name="T11_72">mai</text:span><text:span text:style-name="T11_73"><text:s/></text:span><text:span text:style-name="T11_74">precis</text:span><text:span text:style-name="T11_75"><text:s/></text:span><text:span text:style-name="T11_76">nivelul</text:span><text:span text:style-name="T11_77"><text:s/></text:span><text:span text:style-name="T11_78">de</text:span><text:span text:style-name="T11_79"><text:s/></text:span><text:span text:style-name="T11_80">acces</text:span><text:span text:style-name="T11_81"><text:s/></text:span><text:span text:style-name="T11_82">la</text:span><text:span text:style-name="T11_83"><text:s/></text:span><text:span text:style-name="T11_84">mediu</text:span><text:span text:style-name="T11_85"><text:s/></text:span><text:span text:style-name="T11_86">și</text:span><text:span text:style-name="T11_87"><text:s/></text:span><text:span text:style-name="T11_88">nivelul</text:span><text:span text:style-name="T11_89"><text:s/></text:span><text:span text:style-name="T11_90">de</text:span><text:span text:style-name="T11_91"><text:s/></text:span><text:span text:style-name="T11_92">rutare</text:span><text:span text:style-name="T11_93">.</text:span></text:p>
      <text:p text:style-name="P12"><text:span text:style-name="T12_1">Protocolul</text:span><text:span text:style-name="T12_2"><text:s/></text:span><text:span text:style-name="T12_3">va</text:span><text:span text:style-name="T12_4"><text:s/></text:span><text:span text:style-name="T12_5">avea</text:span><text:span text:style-name="T12_6"><text:s/></text:span><text:span text:style-name="T12_7">următoarele</text:span><text:span text:style-name="T12_8"><text:s/></text:span><text:span text:style-name="T12_9">trăsături</text:span><text:span text:style-name="T12_10">:<text:s/></text:span><text:span text:style-name="T12_11">rutare</text:span><text:span text:style-name="T12_12"><text:s/></text:span><text:span text:style-name="T12_13">între</text:span><text:span text:style-name="T12_14"><text:s/></text:span><text:span text:style-name="T12_15">noduri</text:span><text:span text:style-name="T12_16">;<text:s/></text:span><text:span text:style-name="T12_17">roluri</text:span><text:span text:style-name="T12_18"><text:s/></text:span><text:span text:style-name="T12_19">diferite</text:span><text:span text:style-name="T12_20"><text:s/></text:span><text:span text:style-name="T12_21">pentru</text:span><text:span text:style-name="T12_22"><text:s/></text:span><text:span text:style-name="T12_23">noduri</text:span><text:span text:style-name="T12_24"><text:s/>(</text:span><text:span text:style-name="T12_25">noduri</text:span><text:span text:style-name="T12_26"><text:s/></text:span><text:span text:style-name="T12_27">simple</text:span><text:span text:style-name="T12_28">,<text:s/></text:span><text:span text:style-name="T12_29">stații</text:span><text:span text:style-name="T12_30"><text:s/></text:span><text:span text:style-name="T12_31">de</text:span><text:span text:style-name="T12_32"><text:s/></text:span><text:span text:style-name="T12_33">bază</text:span><text:span text:style-name="T12_34">,<text:s/></text:span><text:span text:style-name="T12_35">având</text:span><text:span text:style-name="T12_36"><text:s/></text:span><text:span text:style-name="T12_37">platforme</text:span><text:span text:style-name="T12_38"><text:s/></text:span><text:span text:style-name="T12_39">diferite</text:span><text:span text:style-name="T12_40">,<text:s/></text:span><text:span text:style-name="T12_41">respectiv</text:span><text:span text:style-name="T12_42"><text:s/></text:span><text:span text:style-name="T12_43">Sparrowv</text:span><text:span text:style-name="T12_44">3</text:span><text:span text:style-name="T12_45"><text:s/></text:span><text:span text:style-name="T12_46">și</text:span><text:span text:style-name="T12_47"><text:s/></text:span><text:span text:style-name="T12_48">SparrowDongle</text:span><text:span text:style-name="T12_49">);<text:s/></text:span><text:span text:style-name="T12_50">planificare</text:span><text:span text:style-name="T12_51"><text:s/></text:span><text:span text:style-name="T12_52">a</text:span><text:span text:style-name="T12_53"><text:s/></text:span><text:span text:style-name="T12_54">regimului</text:span><text:span text:style-name="T12_55"><text:s/></text:span><text:span text:style-name="T12_56">de</text:span><text:span text:style-name="T12_57"><text:s/></text:span><text:span text:style-name="T12_58">consum</text:span><text:span text:style-name="T12_59"><text:s/></text:span><text:span text:style-name="T12_60">de</text:span><text:span text:style-name="T12_61"><text:s/></text:span><text:span text:style-name="T12_62">energie</text:span><text:span text:style-name="T12_63">,<text:s/></text:span><text:span text:style-name="T12_64">cu</text:span><text:span text:style-name="T12_65"><text:s/></text:span><text:span text:style-name="T12_66">scopul</text:span><text:span text:style-name="T12_67"><text:s/></text:span><text:span text:style-name="T12_68">de</text:span><text:span text:style-name="T12_69"><text:s/></text:span><text:span text:style-name="T12_70">a</text:span><text:span text:style-name="T12_71"><text:s/></text:span><text:span text:style-name="T12_72">reduce</text:span><text:span text:style-name="T12_73"><text:s/></text:span><text:span text:style-name="T12_74">pe</text:span><text:span text:style-name="T12_75"><text:s/></text:span><text:span text:style-name="T12_76">cât</text:span><text:span text:style-name="T12_77"><text:s/></text:span><text:span text:style-name="T12_78">posibil</text:span><text:span text:style-name="T12_79"><text:s/></text:span><text:span text:style-name="T12_80">momentele</text:span><text:span text:style-name="T12_81"><text:s/></text:span><text:span text:style-name="T12_82">de</text:span><text:span text:style-name="T12_83"><text:s/></text:span><text:span text:style-name="T12_84">activitate</text:span><text:span text:style-name="T12_85"><text:s/></text:span><text:span text:style-name="T12_86">intensă</text:span><text:span text:style-name="T12_87"><text:s/></text:span><text:span text:style-name="T12_88">a</text:span><text:span text:style-name="T12_89"><text:s/></text:span><text:span text:style-name="T12_90">nodurilor</text:span><text:span text:style-name="T12_91">.</text:span></text:p>
      <text:p text:style-name="P13"><text:span text:style-name="T13_1">3.<text:s/></text:span><text:span text:style-name="T13_2">Conținutul</text:span><text:span text:style-name="T13_3"><text:s/></text:span><text:span text:style-name="T13_4">lucrării</text:span><text:span text:style-name="T13_5"><text:s/></text:span><text:span text:style-name="T13_6">scrise</text:span><text:span text:style-name="T13_7"><text:s/>(</text:span><text:span text:style-name="T13_8">cuprins</text:span><text:span text:style-name="T13_9"><text:s/></text:span><text:span text:style-name="T13_10">preliminar</text:span><text:span text:style-name="T13_11">):</text:span></text:p>
      <text:p text:style-name="P14"><text:span text:style-name="T14_1">1)<text:s/></text:span><text:span text:style-name="T14_2">Introducere</text:span></text:p>
      <text:p text:style-name="P15"><text:span text:style-name="T15_1">2)<text:s/></text:span><text:span text:style-name="T15_2">Despre</text:span><text:span text:style-name="T15_3"><text:s/></text:span><text:span text:style-name="T15_4">Sparrowv</text:span><text:span text:style-name="T15_5">3</text:span></text:p>
      <text:p text:style-name="P16"><text:span text:style-name="T16_1">3)<text:s/></text:span><text:span text:style-name="T16_2">Metode</text:span><text:span text:style-name="T16_3"><text:s/></text:span><text:span text:style-name="T16_4">de</text:span><text:span text:style-name="T16_5"><text:s/></text:span><text:span text:style-name="T16_6">reducere</text:span><text:span text:style-name="T16_7"><text:s/></text:span><text:span text:style-name="T16_8">a</text:span><text:span text:style-name="T16_9"><text:s/></text:span><text:span text:style-name="T16_10">consumului</text:span><text:span text:style-name="T16_11"><text:s/></text:span><text:span text:style-name="T16_12">de</text:span><text:span text:style-name="T16_13"><text:s/></text:span><text:span text:style-name="T16_14">energie</text:span></text:p>
      <text:p text:style-name="P17"><text:span text:style-name="T17_1">4)<text:s/></text:span><text:span text:style-name="T17_2">Implementare</text:span></text:p>
      <text:p text:style-name="P18"><text:span text:style-name="T18_1">5)<text:s/></text:span><text:span text:style-name="T18_2">Dezvoltare</text:span><text:span text:style-name="T18_3"><text:s/></text:span><text:span text:style-name="T18_4">viitoare</text:span></text:p>
      <text:p text:style-name="P19"><text:span text:style-name="T19_1">6)</text:span><text:span text:style-name="T19_2"><text:s/></text:span><text:span text:style-name="T19_3">Concluzii</text:span></text:p>
      <text:p text:style-name="P20"><text:span text:style-name="T20_1">7)<text:s/></text:span><text:span text:style-name="T20_2">Bibliografie</text:span></text:p>
      <text:p text:style-name="P21"><text:span text:style-name="T21_1">4.<text:s/></text:span><text:span text:style-name="T21_2">Bibliografie</text:span><text:span text:style-name="T21_3"><text:s/></text:span><text:span text:style-name="T21_4">minimală</text:span><text:span text:style-name="T21_5"><text:s text:c="2"/>(</text:span><text:span text:style-name="T21_6">se</text:span><text:span text:style-name="T21_7"><text:s/></text:span><text:span text:style-name="T21_8">vor</text:span><text:span text:style-name="T21_9"><text:s/></text:span><text:span text:style-name="T21_10">preciza</text:span><text:span text:style-name="T21_11"><text:s/></text:span><text:span text:style-name="T21_12">minim</text:span><text:span text:style-name="T21_13"><text:s/>3<text:s/></text:span><text:span text:style-name="T21_14">titluri</text:span><text:span text:style-name="T21_15">):</text:span></text:p>
      <text:p text:style-name="P22"><text:span text:style-name="T22_1">1)<text:s/></text:span><text:span text:style-name="T22_2">Akyildiz</text:span><text:span text:style-name="T22_3">,<text:s/></text:span><text:span text:style-name="T22_4">Ian</text:span><text:span text:style-name="T22_5"><text:s/></text:span><text:span text:style-name="T22_6">F</text:span><text:span text:style-name="T22_7">.,<text:s/></text:span><text:span text:style-name="T22_8">et</text:span><text:span text:style-name="T22_9"><text:s/></text:span><text:span text:style-name="T22_10">al</text:span><text:span text:style-name="T22_11">.<text:s/>"</text:span><text:span text:style-name="T22_12">Wireless</text:span><text:span text:style-name="T22_13"><text:s/></text:span><text:span text:style-name="T22_14">sensor</text:span><text:span text:style-name="T22_15"><text:s/></text:span><text:span text:style-name="T22_16">networks</text:span><text:span text:style-name="T22_17">:<text:s/></text:span><text:span text:style-name="T22_18">a</text:span><text:span text:style-name="T22_19"><text:s/></text:span><text:span text:style-name="T22_20">survey</text:span><text:span text:style-name="T22_21">."<text:s/></text:span><text:span text:style-name="T22_22">Computer</text:span><text:span text:style-name="T22_23"><text:s/></text:span><text:span text:style-name="T22_24">networks</text:span><text:span text:style-name="T22_25"><text:s/>38.4<text:s/>(2002):<text:s/></text:span></text:p>
      <text:p text:style-name="P23"><text:span text:style-name="T23_1">2)<text:s/></text:span><text:span text:style-name="T23_2">Ye</text:span><text:span text:style-name="T23_3">,<text:s/></text:span><text:span text:style-name="T23_4">Wei</text:span><text:span text:style-name="T23_5">,<text:s/></text:span><text:span text:style-name="T23_6">Fabio</text:span><text:span text:style-name="T23_7"><text:s/></text:span><text:span text:style-name="T23_8">Silva</text:span><text:span text:style-name="T23_9">,<text:s/></text:span><text:span text:style-name="T23_10">and</text:span><text:span text:style-name="T23_11"><text:s/></text:span><text:span text:style-name="T23_12">John</text:span><text:span text:style-name="T23_13"><text:s/></text:span><text:span text:style-name="T23_14">Heidemann</text:span><text:span text:style-name="T23_15">.<text:s/>"</text:span><text:span text:style-name="T23_16">Ultra</text:span><text:span text:style-name="T23_17">-</text:span><text:span text:style-name="T23_18">low</text:span><text:span text:style-name="T23_19"><text:s/></text:span><text:span text:style-name="T23_20">duty</text:span><text:span text:style-name="T23_21"><text:s/></text:span><text:span text:style-name="T23_22">cycle</text:span><text:span text:style-name="T23_23"><text:s/></text:span><text:span text:style-name="T23_24">MAC</text:span><text:span text:style-name="T23_25"><text:s/></text:span><text:span text:style-name="T23_26">with</text:span><text:span text:style-name="T23_27"><text:s/></text:span><text:span text:style-name="T23_28">scheduled</text:span><text:span text:style-name="T23_29"><text:s/></text:span><text:span text:style-name="T23_30">channel</text:span><text:span text:style-name="T23_31"><text:s/></text:span><text:span text:style-name="T23_32">polling</text:span><text:span text:style-name="T23_33">."<text:s/></text:span><text:span text:style-name="T23_34">Proceedings</text:span><text:span text:style-name="T23_35"><text:s/></text:span><text:span text:style-name="T23_36">of</text:span><text:span text:style-name="T23_37"><text:s/></text:span><text:span text:style-name="T23_38">the</text:span><text:span text:style-name="T23_39"><text:s/>4</text:span><text:span text:style-name="T23_40">th</text:span><text:span text:style-name="T23_41"><text:s/></text:span><text:span text:style-name="T23_42">international</text:span><text:span text:style-name="T23_43"><text:s/></text:span><text:span text:style-name="T23_44">conference</text:span><text:span text:style-name="T23_45"><text:s/></text:span><text:span text:style-name="T23_46">on</text:span><text:span text:style-name="T23_47"><text:s/></text:span><text:span text:style-name="T23_48">Embedded</text:span><text:span text:style-name="T23_49"><text:s/></text:span><text:span text:style-name="T23_50">networked</text:span><text:span text:style-name="T23_51"><text:s/></text:span><text:span text:style-name="T23_52">sensor</text:span><text:span text:style-name="T23_53"><text:s/></text:span><text:span text:style-name="T23_54">systems</text:span><text:span text:style-name="T23_55">.<text:s/></text:span><text:span text:style-name="T23_56">ACM</text:span><text:span text:style-name="T23_57">,<text:s/>2006.</text:span></text:p>
      <text:p text:style-name="P24"><text:span text:style-name="T24_1">3)<text:s/></text:span><text:span text:style-name="T24_2">Ye</text:span><text:span text:style-name="T24_3">,<text:s/></text:span><text:span text:style-name="T24_4">Wei</text:span><text:span text:style-name="T24_5">,<text:s/></text:span><text:span text:style-name="T24_6">John</text:span><text:span text:style-name="T24_7"><text:s/></text:span><text:span text:style-name="T24_8">Heidemann</text:span><text:span text:style-name="T24_9">,<text:s/></text:span><text:span text:style-name="T24_10">and</text:span><text:span text:style-name="T24_11"><text:s/></text:span><text:span text:style-name="T24_12">Deborah</text:span><text:span text:style-name="T24_13"><text:s/></text:span><text:span text:style-name="T24_14">Estrin</text:span><text:span text:style-name="T24_15">.<text:s/>"</text:span><text:span text:style-name="T24_16">Medium</text:span><text:span text:style-name="T24_17"><text:s/></text:span><text:span text:style-name="T24_18">access</text:span><text:span text:style-name="T24_19"><text:s/></text:span><text:span text:style-name="T24_20">control</text:span><text:span text:style-name="T24_21"><text:s/></text:span><text:span text:style-name="T24_22">with</text:span><text:span text:style-name="T24_23"><text:s/></text:span><text:span text:style-name="T24_24">coordinated</text:span><text:span text:style-name="T24_25"><text:s/></text:span><text:span text:style-name="T24_26">adaptive</text:span><text:span text:style-name="T24_27"><text:s/></text:span><text:span text:style-name="T24_28">sleeping</text:span><text:span text:style-name="T24_29"><text:s/></text:span><text:span text:style-name="T24_30">for</text:span><text:span text:style-name="T24_31"><text:s/></text:span><text:span text:style-name="T24_32">wireless</text:span><text:span text:style-name="T24_33"><text:s/></text:span><text:span text:style-name="T24_34">sensor</text:span><text:span text:style-name="T24_35"><text:s/></text:span><text:span text:style-name="T24_36">networks</text:span><text:span text:style-name="T24_37">."<text:s/></text:span><text:span text:style-name="T24_38">Networking</text:span><text:span text:style-name="T24_39">,<text:s/></text:span><text:span text:style-name="T24_40">IEEE</text:span><text:span text:style-name="T24_41">/</text:span><text:span text:style-name="T24_42">ACM</text:span><text:span text:style-name="T24_43"><text:s/></text:span><text:span text:style-name="T24_44">Transactions</text:span><text:span text:style-name="T24_45"><text:s/></text:span><text:span text:style-name="T24_46">on</text:span><text:span text:style-name="T24_47"><text:s/>12.3<text:s/>(2004):<text:s/>493-506.</text:span></text:p>
      <text:p text:style-name="P25"><text:span text:style-name="T25_1">5.<text:s/></text:span><text:span text:style-name="T25_2">Proiectul</text:span><text:span text:style-name="T25_3"><text:s/></text:span><text:span text:style-name="T25_4">va</text:span><text:span text:style-name="T25_5"><text:s/></text:span><text:span text:style-name="T25_6">fi</text:span><text:span text:style-name="T25_7"><text:s/></text:span><text:span text:style-name="T25_8">finalizat</text:span><text:span text:style-name="T25_9"><text:s/></text:span><text:span text:style-name="T25_10">și</text:span><text:span text:style-name="T25_11"><text:s/></text:span><text:span text:style-name="T25_12">predat</text:span><text:span text:style-name="T25_13"><text:s/></text:span><text:span text:style-name="T25_14">de</text:span><text:span text:style-name="T25_15"><text:s/></text:span><text:span text:style-name="T25_16">către</text:span><text:span text:style-name="T25_17"><text:s/></text:span><text:span text:style-name="T25_18">student</text:span><text:span text:style-name="T25_19">,<text:s/></text:span><text:span text:style-name="T25_20">până</text:span><text:span text:style-name="T25_21"><text:s/></text:span><text:span text:style-name="T25_22">cel</text:span><text:span text:style-name="T25_23"><text:s/></text:span><text:span text:style-name="T25_24">târziu</text:span><text:span text:style-name="T25_25"><text:s/></text:span><text:span text:style-name="T25_26">cu</text:span><text:span text:style-name="T25_27"><text:s/></text:span><text:span text:style-name="T25_28">o</text:span><text:span text:style-name="T25_29"><text:s/></text:span><text:span text:style-name="T25_30">săptămână</text:span><text:span text:style-name="T25_31"><text:s/></text:span><text:span text:style-name="T25_32">înainte</text:span><text:span text:style-name="T25_33"><text:s/></text:span><text:span text:style-name="T25_34">de</text:span><text:span text:style-name="T25_35"><text:s/></text:span><text:span text:style-name="T25_36">începutul</text:span><text:span text:style-name="T25_37"><text:s/></text:span><text:span text:style-name="T25_38">sesiunii</text:span><text:span text:style-name="T25_39"><text:s/></text:span><text:span text:style-name="T25_40">de</text:span><text:span text:style-name="T25_41"><text:s/></text:span><text:span text:style-name="T25_42">susținere</text:span><text:span text:style-name="T25_43"><text:s/></text:span><text:span text:style-name="T25_44">a</text:span><text:span text:style-name="T25_45"><text:s/></text:span><text:span text:style-name="T25_46">proiectulului</text:span><text:span text:style-name="T25_47"><text:s/></text:span><text:span text:style-name="T25_48">de</text:span><text:span text:style-name="T25_49"><text:s/></text:span><text:span text:style-name="T25_50">licență</text:span><text:span text:style-name="T25_51">.</text:span></text:p>
      <text:p text:style-name="P26"/>
      <text:p text:style-name="P27"/>
      <text:p text:style-name="P28"><text:span text:style-name="T28_1">Decan</text:span><text:span text:style-name="T28_2">,<text:tab/><text:tab/><text:tab/><text:tab/><text:tab/><text:tab/><text:tab/><text:tab/></text:span><text:span text:style-name="T28_3">Director</text:span><text:span text:style-name="T28_4"><text:s/></text:span><text:span text:style-name="T28_5">Departament</text:span><text:span text:style-name="T28_6">,</text:span></text:p>
      <text:p text:style-name="P29"><text:span text:style-name="T29_1">Prof</text:span><text:span text:style-name="T29_2">.</text:span><text:span text:style-name="T29_3">dr</text:span><text:span text:style-name="T29_4">.</text:span><text:span text:style-name="T29_5">ing</text:span><text:span text:style-name="T29_6">.<text:s/></text:span><text:span text:style-name="T29_7">Adina</text:span><text:span text:style-name="T29_8"><text:s/></text:span><text:span text:style-name="T29_9">Florea</text:span><text:span text:style-name="T29_10"><text:tab/><text:tab/><text:tab/><text:tab/><text:tab/></text:span><text:span text:style-name="T29_11">Prof</text:span><text:span text:style-name="T29_12">.</text:span><text:span text:style-name="T29_13">dr</text:span><text:span text:style-name="T29_14">.</text:span><text:span text:style-name="T29_15">ing</text:span><text:span text:style-name="T29_16">.<text:s/></text:span><text:span text:style-name="T29_17">Nicolae</text:span><text:span text:style-name="T29_18"><text:s/></text:span><text:span text:style-name="T29_19">Țăpuș</text:span></text:p>
      <text:p text:style-name="P30"/>
      <text:p text:style-name="P31"/>
      <text:p text:style-name="P32"><text:span text:style-name="T32_1">……………………………<text:tab/><text:tab/><text:tab/><text:tab/><text:tab/>………………………….</text:span></text:p>
      <text:p text:style-name="P33"/>
      <text:p text:style-name="P34"/>
      <text:p text:style-name="P35"/>
      <text:p text:style-name="P36"><text:span text:style-name="T36_1">Coordonator</text:span><text:span text:style-name="T36_2">,<text:tab/><text:tab/><text:tab/><text:tab/><text:tab/><text:tab/><text:tab/></text:span><text:span text:style-name="T36_3">Student</text:span><text:span text:style-name="T36_4">,</text:span></text:p>
      <text:p text:style-name="P37"><text:span text:style-name="T37_1">As</text:span><text:span text:style-name="T37_2">.<text:s/></text:span><text:span text:style-name="T37_3">Drd</text:span><text:span text:style-name="T37_4">.<text:s/></text:span><text:span text:style-name="T37_5">Ing</text:span><text:span text:style-name="T37_6">.<text:s/></text:span><text:span text:style-name="T37_7">Andrei</text:span><text:span text:style-name="T37_8"><text:s/></text:span><text:span text:style-name="T37_9">Voinescu</text:span><text:span text:style-name="T37_10"><text:tab/><text:tab/><text:tab/><text:tab/><text:tab/></text:span><text:span text:style-name="T37_11">Tudor</text:span><text:span text:style-name="T37_12"><text:s/></text:span><text:span text:style-name="T37_13">Vișan</text:span></text:p>
      <text:p text:style-name="P38"/>
      <text:p text:style-name="P39"/>
      <text:p text:style-name="P40"><text:span text:style-name="T40_1">……………………………<text:tab/><text:tab/><text:tab/><text:tab/><text:tab/>……………………………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01cm" fo:padding-right="0cm" fo:margin-right="2cm"/>
      <style:header-style>
        <style:header-footer-properties fo:min-height="1.252cm" fo:margin-bottom="1.252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882cm" fo:margin-left="0cm"/>
    </style:style>
    <style:style style:name="Column1" style:family="table-column">
      <style:table-column-properties style:column-width="12.192cm"/>
    </style:style>
    <style:style style:name="Column2" style:family="table-column">
      <style:table-column-properties style:column-width="4.69cm"/>
    </style:style>
    <style:style style:name="Row1" style:family="table-row"/>
    <style:style style:name="Cell1" style:family="table-cell">
      <style:table-cell-properties fo:background-color="#ffffff" style:vertical-align="top" fo:border-top="#000000 0.009cm solid" fo:border-bottom="#000000 0.009cm solid" fo:padding-left="0.19cm" fo:border-left="#000000 0.009cm solid" fo:padding-right="0.19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" style:family="table-cell">
      <style:table-cell-properties fo:background-color="#ffffff" style:vertical-align="top" fo:border-top="#000000 0.009cm solid" fo:border-bottom="#000000 0.009cm solid" fo:padding-left="0.19cm" fo:border-left="#000000 0.009cm solid" fo:padding-right="0.19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P7" style:family="paragraph" style:parent-style-name="Standard">
      <style:paragraph-properties fo:break-before="auto" fo:text-indent="0cm" fo:line-height="100%" fo:margin-top="0cm" fo:margin-bottom="0cm" fo:margin-left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Universitatea</text:span><text:span text:style-name="T2_2"><text:s/></text:span><text:span text:style-name="T2_3">POLITEHNICA</text:span><text:span text:style-name="T2_4"><text:s/></text:span><text:span text:style-name="T2_5">din</text:span><text:span text:style-name="T2_6"><text:s/></text:span><text:span text:style-name="T2_7">București</text:span><text:span text:style-name="T2_8">,<text:s text:c="16"/></text:span></text:p>
              <text:p text:style-name="P3"><text:span text:style-name="T3_1">Facultatea</text:span><text:span text:style-name="T3_2"><text:s/></text:span><text:span text:style-name="T3_3">de</text:span><text:span text:style-name="T3_4"><text:s/></text:span><text:span text:style-name="T3_5">Automatică</text:span><text:span text:style-name="T3_6"><text:s/></text:span><text:span text:style-name="T3_7">și</text:span><text:span text:style-name="T3_8"><text:s/></text:span><text:span text:style-name="T3_9">Calculatoare</text:span><text:span text:style-name="T3_10">,<text:s text:c="4"/></text:span></text:p>
              <text:p text:style-name="P4"><text:span text:style-name="T4_1">Departamentul</text:span><text:span text:style-name="T4_2"><text:s/></text:span><text:span text:style-name="T4_3">de</text:span><text:span text:style-name="T4_4"><text:s/></text:span><text:span text:style-name="T4_5">Calculatoare</text:span></text:p>
            </table:table-cell>
            <table:table-cell table:style-name="Cell2">
              <text:p text:style-name="P5"><draw:frame svg:x="0cm" svg:y="0cm" svg:width="2.422cm" svg:height="1.06cm" draw:style-name="FR1" text:anchor-type="as-char" draw:z-index="0"><draw:image xlink:href="Pictures/image1.png" xlink:type="simple" xlink:show="embed" xlink:actuate="onLoad"/></draw:frame></text:p>
            </table:table-cell>
          </table:table-row>
        </table:table>
        <text:p text:style-name="P6"/>
      </style:header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